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,0785389196</text:p>
          </table:table-cell>
          <table:table-cell table:style-name="ce3" office:value-type="float" office:value="0.260837904752658" calcext:value-type="float">
            <text:p>0,2608379048</text:p>
          </table:table-cell>
          <table:table-cell table:style-name="ce3" office:value-type="float" office:value="0.14702353201929" calcext:value-type="float">
            <text:p>0,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851099770125837" calcext:value-type="float">
            <text:p>0,085109977</text:p>
          </table:table-cell>
          <table:table-cell office:value-type="float" office:value="0.254607828859006" calcext:value-type="float">
            <text:p>0,2546078289</text:p>
          </table:table-cell>
          <table:table-cell office:value-type="float" office:value="0.138333728208616" calcext:value-type="float">
            <text:p>0,13833372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ce2" office:value-type="float" office:value="0.0784664772334853" calcext:value-type="float">
            <text:p>0,0784664772</text:p>
          </table:table-cell>
          <table:table-cell table:style-name="ce2" office:value-type="float" office:value="0.259802255772934" calcext:value-type="float">
            <text:p>0,2598022558</text:p>
          </table:table-cell>
          <table:table-cell table:style-name="ce2" office:value-type="float" office:value="0.146595538164059" calcext:value-type="float">
            <text:p>0,14659553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3" office:value-type="float" office:value="0.0861660704573377" calcext:value-type="float">
            <text:p>0,0861660705</text:p>
          </table:table-cell>
          <table:table-cell office:value-type="float" office:value="0.256743854879687" calcext:value-type="float">
            <text:p>0,2567438549</text:p>
          </table:table-cell>
          <table:table-cell office:value-type="float" office:value="0.139648280763969" calcext:value-type="float">
            <text:p>0,139648280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2" office:value-type="float" office:value="0.0860470712940601" calcext:value-type="float">
            <text:p>0,0860470713</text:p>
          </table:table-cell>
          <table:table-cell table:style-name="ce2" office:value-type="float" office:value="0.25599948217551" calcext:value-type="float">
            <text:p>0,2559994822</text:p>
          </table:table-cell>
          <table:table-cell table:style-name="ce2" office:value-type="float" office:value="0.139174430424249" calcext:value-type="float">
            <text:p>0,1391744304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,0502113708</text:p>
          </table:table-cell>
          <table:table-cell office:value-type="float" office:value="0.190429956146738" calcext:value-type="float">
            <text:p>0,1904299561</text:p>
          </table:table-cell>
          <table:table-cell office:value-type="float" office:value="0.103597441208166" calcext:value-type="float">
            <text:p>0,103597441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495895541300226" calcext:value-type="float">
            <text:p>0,0495895541</text:p>
          </table:table-cell>
          <table:table-cell office:value-type="float" office:value="0.174636309205948" calcext:value-type="float">
            <text:p>0,1746363092</text:p>
          </table:table-cell>
          <table:table-cell office:value-type="float" office:value="0.0902990607063427" calcext:value-type="float">
            <text:p>0,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,0852197736</text:p>
          </table:table-cell>
          <table:table-cell table:style-name="ce3" office:value-type="float" office:value="0.272553683835785" calcext:value-type="float">
            <text:p>0,2725536838</text:p>
          </table:table-cell>
          <table:table-cell table:style-name="ce3" office:value-type="float" office:value="0.155415268680785" calcext:value-type="float">
            <text:p>0,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906438423309532" calcext:value-type="float">
            <text:p>0,0906438423</text:p>
          </table:table-cell>
          <table:table-cell office:value-type="float" office:value="0.265514507176724" calcext:value-type="float">
            <text:p>0,2655145072</text:p>
          </table:table-cell>
          <table:table-cell office:value-type="float" office:value="0.146878319818408" calcext:value-type="float">
            <text:p>0,146878319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850464475500978" calcext:value-type="float">
            <text:p>0,0850464476</text:p>
          </table:table-cell>
          <table:table-cell office:value-type="float" office:value="0.272100587407156" calcext:value-type="float">
            <text:p>0,2721005874</text:p>
          </table:table-cell>
          <table:table-cell office:value-type="float" office:value="0.154971989330725" calcext:value-type="float">
            <text:p>0,154971989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office:value-type="float" office:value="0.091084285978548" calcext:value-type="float">
            <text:p>0,091084286</text:p>
          </table:table-cell>
          <table:table-cell office:value-type="float" office:value="0.266566338171756" calcext:value-type="float">
            <text:p>0,2665663382</text:p>
          </table:table-cell>
          <table:table-cell office:value-type="float" office:value="0.14751266785384" calcext:value-type="float">
            <text:p>0,147512667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0911111953772793" calcext:value-type="float">
            <text:p>0,0911111954</text:p>
          </table:table-cell>
          <table:table-cell office:value-type="float" office:value="0.26671197630953" calcext:value-type="float">
            <text:p>0,2667119763</text:p>
          </table:table-cell>
          <table:table-cell office:value-type="float" office:value="0.147589095327989" calcext:value-type="float">
            <text:p>0,147589095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,05555241</text:p>
          </table:table-cell>
          <table:table-cell office:value-type="float" office:value="0.206870883699856" calcext:value-type="float">
            <text:p>0,2068708837</text:p>
          </table:table-cell>
          <table:table-cell office:value-type="float" office:value="0.11393043571303" calcext:value-type="float">
            <text:p>0,113930435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28426458300679" calcext:value-type="float">
            <text:p>0,0528426458</text:p>
          </table:table-cell>
          <table:table-cell office:value-type="float" office:value="0.184021878084697" calcext:value-type="float">
            <text:p>0,1840218781</text:p>
          </table:table-cell>
          <table:table-cell office:value-type="float" office:value="0.0969023944727651" calcext:value-type="float">
            <text:p>0,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,0876878836</text:p>
          </table:table-cell>
          <table:table-cell office:value-type="float" office:value="0.276485913555674" calcext:value-type="float">
            <text:p>0,2764859136</text:p>
          </table:table-cell>
          <table:table-cell office:value-type="float" office:value="0.158403582919988" calcext:value-type="float">
            <text:p>0,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930548006639511" calcext:value-type="float">
            <text:p>0,0930548007</text:p>
          </table:table-cell>
          <table:table-cell office:value-type="float" office:value="0.272391863682703" calcext:value-type="float">
            <text:p>0,2723918637</text:p>
          </table:table-cell>
          <table:table-cell office:value-type="float" office:value="0.152373455209679" calcext:value-type="float">
            <text:p>0,15237345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873472697523198" calcext:value-type="float">
            <text:p>0,0873472698</text:p>
          </table:table-cell>
          <table:table-cell table:style-name="ce3" office:value-type="float" office:value="0.275660630774957" calcext:value-type="float">
            <text:p>0,2756606308</text:p>
          </table:table-cell>
          <table:table-cell table:style-name="ce3" office:value-type="float" office:value="0.157967946317342" calcext:value-type="float">
            <text:p>0,15796794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3" office:value-type="float" office:value="0.09366675015192" calcext:value-type="float">
            <text:p>0,0936667502</text:p>
          </table:table-cell>
          <table:table-cell office:value-type="float" office:value="0.274479343657459" calcext:value-type="float">
            <text:p>0,2744793437</text:p>
          </table:table-cell>
          <table:table-cell office:value-type="float" office:value="0.153504581827075" calcext:value-type="float">
            <text:p>0,153504581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0936171319666342" calcext:value-type="float">
            <text:p>0,093617132</text:p>
          </table:table-cell>
          <table:table-cell office:value-type="float" office:value="0.274268977458453" calcext:value-type="float">
            <text:p>0,2742689775</text:p>
          </table:table-cell>
          <table:table-cell office:value-type="float" office:value="0.153420511605512" calcext:value-type="float">
            <text:p>0,153420511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,0629244535</text:p>
          </table:table-cell>
          <table:table-cell office:value-type="float" office:value="0.215447351813195" calcext:value-type="float">
            <text:p>0,2154473518</text:p>
          </table:table-cell>
          <table:table-cell office:value-type="float" office:value="0.119158074944781" calcext:value-type="float">
            <text:p>0,119158074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2276412855313" calcext:value-type="float">
            <text:p>0,0552276413</text:p>
          </table:table-cell>
          <table:table-cell office:value-type="float" office:value="0.191675971325469" calcext:value-type="float">
            <text:p>0,1916759713</text:p>
          </table:table-cell>
          <table:table-cell office:value-type="float" office:value="0.101740253586359" calcext:value-type="float">
            <text:p>0,1017402536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,0903257366</text:p>
          </table:table-cell>
          <table:table-cell office:value-type="float" office:value="0.280725601566419" calcext:value-type="float">
            <text:p>0,2807256016</text:p>
          </table:table-cell>
          <table:table-cell office:value-type="float" office:value="0.16094861780913" calcext:value-type="float">
            <text:p>0,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,0633220056</text:p>
          </table:table-cell>
          <table:table-cell office:value-type="float" office:value="0.221208149262909" calcext:value-type="float">
            <text:p>0,2212081493</text:p>
          </table:table-cell>
          <table:table-cell office:value-type="float" office:value="0.121962963246028" calcext:value-type="float">
            <text:p>0,121962963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4957621486033" calcext:value-type="float">
            <text:p>0,0554957621</text:p>
          </table:table-cell>
          <table:table-cell office:value-type="float" office:value="0.194265093774779" calcext:value-type="float">
            <text:p>0,1942650938</text:p>
          </table:table-cell>
          <table:table-cell office:value-type="float" office:value="0.103352873290891" calcext:value-type="float">
            <text:p>0,103352873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4" office:value-type="float" office:value="0.0895989107891598" calcext:value-type="float">
            <text:p>0,0895989108</text:p>
          </table:table-cell>
          <table:table-cell office:value-type="float" office:value="0.279544314448921" calcext:value-type="float">
            <text:p>0,2795443144</text:p>
          </table:table-cell>
          <table:table-cell office:value-type="float" office:value="0.161132043747086" calcext:value-type="float">
            <text:p>0,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61894536171347" calcext:value-type="float">
            <text:p>0,0618945362</text:p>
          </table:table-cell>
          <table:table-cell table:number-columns-repeated="2" office:value-type="float" office:value="0.219023577196304" calcext:value-type="float">
            <text:p>0,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4989781153594" calcext:value-type="float">
            <text:p>0,0554989781</text:p>
          </table:table-cell>
          <table:table-cell office:value-type="float" office:value="0.193067624641973" calcext:value-type="float">
            <text:p>0,1930676246</text:p>
          </table:table-cell>
          <table:table-cell office:value-type="float" office:value="0.103757938903877" calcext:value-type="float">
            <text:p>0,103757938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,0905563827</text:p>
          </table:table-cell>
          <table:table-cell office:value-type="float" office:value="0.280045956923475" calcext:value-type="float">
            <text:p>0,2800459569</text:p>
          </table:table-cell>
          <table:table-cell office:value-type="float" office:value="0.161651750571295" calcext:value-type="float">
            <text:p>0,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,0652826056</text:p>
          </table:table-cell>
          <table:table-cell office:value-type="float" office:value="0.220835962910821" calcext:value-type="float">
            <text:p>0,2208359629</text:p>
          </table:table-cell>
          <table:table-cell office:value-type="float" office:value="0.123285158548795" calcext:value-type="float">
            <text:p>0,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46233093467743" calcext:value-type="float">
            <text:p>0,0546233093</text:p>
          </table:table-cell>
          <table:table-cell office:value-type="float" office:value="0.193617813162451" calcext:value-type="float">
            <text:p>0,1936178132</text:p>
          </table:table-cell>
          <table:table-cell office:value-type="float" office:value="0.104445786171213" calcext:value-type="float">
            <text:p>0,104445786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0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,0820416217</text:p>
          </table:table-cell>
          <table:table-cell office:value-type="float" office:value="0.258167872226807" calcext:value-type="float">
            <text:p>0,2581678722</text:p>
          </table:table-cell>
          <table:table-cell office:value-type="float" office:value="0.147818377750434" calcext:value-type="float">
            <text:p>0,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,0495895732</text:p>
          </table:table-cell>
          <table:table-cell office:value-type="float" office:value="0.18220949237018" calcext:value-type="float">
            <text:p>0,1822094924</text:p>
          </table:table-cell>
          <table:table-cell office:value-type="float" office:value="0.0997989957429897" calcext:value-type="float">
            <text:p>0,099798995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70186074679703" calcext:value-type="float">
            <text:p>0,0570186075</text:p>
          </table:table-cell>
          <table:table-cell office:value-type="float" office:value="0.186643364564623" calcext:value-type="float">
            <text:p>0,1866433646</text:p>
          </table:table-cell>
          <table:table-cell office:value-type="float" office:value="0.0964361868804598" calcext:value-type="float">
            <text:p>0,096436186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,0890144941</text:p>
          </table:table-cell>
          <table:table-cell office:value-type="float" office:value="0.269996925417092" calcext:value-type="float">
            <text:p>0,2699969254</text:p>
          </table:table-cell>
          <table:table-cell office:value-type="float" office:value="0.155613980113571" calcext:value-type="float">
            <text:p>0,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,0607908073</text:p>
          </table:table-cell>
          <table:table-cell office:value-type="float" office:value="0.203812482806609" calcext:value-type="float">
            <text:p>0,2038124828</text:p>
          </table:table-cell>
          <table:table-cell office:value-type="float" office:value="0.112294887766254" calcext:value-type="float">
            <text:p>0,1122948878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66458625503912" calcext:value-type="float">
            <text:p>0,0664586255</text:p>
          </table:table-cell>
          <table:table-cell office:value-type="float" office:value="0.208861271582763" calcext:value-type="float">
            <text:p>0,2088612716</text:p>
          </table:table-cell>
          <table:table-cell office:value-type="float" office:value="0.110705196303967" calcext:value-type="float">
            <text:p>0,110705196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52462812863936" calcext:value-type="float">
            <text:p>0,0952462813</text:p>
          </table:table-cell>
          <table:table-cell office:value-type="float" office:value="0.280660873505186" calcext:value-type="float">
            <text:p>0,2806608735</text:p>
          </table:table-cell>
          <table:table-cell office:value-type="float" office:value="0.162179100142919" calcext:value-type="float">
            <text:p>0,1621791001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62503907948912" calcext:value-type="float">
            <text:p>0,0662503908</text:p>
          </table:table-cell>
          <table:table-cell office:value-type="float" office:value="0.218845575027914" calcext:value-type="float">
            <text:p>0,218845575</text:p>
          </table:table-cell>
          <table:table-cell office:value-type="float" office:value="0.122253387647792" calcext:value-type="float">
            <text:p>0,122253387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15784194107432" calcext:value-type="float">
            <text:p>0,0715784194</text:p>
          </table:table-cell>
          <table:table-cell office:value-type="float" office:value="0.220010680130103" calcext:value-type="float">
            <text:p>0,2200106801</text:p>
          </table:table-cell>
          <table:table-cell office:value-type="float" office:value="0.11847787042486" calcext:value-type="float">
            <text:p>0,1184778704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76435682249295" calcext:value-type="float">
            <text:p>0,0976435682</text:p>
          </table:table-cell>
          <table:table-cell office:value-type="float" office:value="0.285062381669013" calcext:value-type="float">
            <text:p>0,2850623817</text:p>
          </table:table-cell>
          <table:table-cell office:value-type="float" office:value="0.164701206789817" calcext:value-type="float">
            <text:p>0,1647012068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8765952556384" calcext:value-type="float">
            <text:p>0,0698765953</text:p>
          </table:table-cell>
          <table:table-cell office:value-type="float" office:value="0.224832920691943" calcext:value-type="float">
            <text:p>0,2248329207</text:p>
          </table:table-cell>
          <table:table-cell office:value-type="float" office:value="0.125883692669841" calcext:value-type="float">
            <text:p>0,1258836927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20859273912113" calcext:value-type="float">
            <text:p>0,0720859274</text:p>
          </table:table-cell>
          <table:table-cell office:value-type="float" office:value="0.224994740845025" calcext:value-type="float">
            <text:p>0,2249947408</text:p>
          </table:table-cell>
          <table:table-cell office:value-type="float" office:value="0.121664896096849" calcext:value-type="float">
            <text:p>0,1216648961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,094937938</text:p>
          </table:table-cell>
          <table:table-cell office:value-type="float" office:value="0.273961519167597" calcext:value-type="float">
            <text:p>0,2739615192</text:p>
          </table:table-cell>
          <table:table-cell office:value-type="float" office:value="0.154719778666035" calcext:value-type="float">
            <text:p>0,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,0690820839</text:p>
          </table:table-cell>
          <table:table-cell office:value-type="float" office:value="0.211952036506627" calcext:value-type="float">
            <text:p>0,2119520365</text:p>
          </table:table-cell>
          <table:table-cell office:value-type="float" office:value="0.114633568475195" calcext:value-type="float">
            <text:p>0,11463356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603913562969666" calcext:value-type="float">
            <text:p>0,0603913563</text:p>
          </table:table-cell>
          <table:table-cell office:value-type="float" office:value="0.19318089874913" calcext:value-type="float">
            <text:p>0,1931808987</text:p>
          </table:table-cell>
          <table:table-cell office:value-type="float" office:value="0.100333988062029" calcext:value-type="float">
            <text:p>0,100333988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,1090631377</text:p>
          </table:table-cell>
          <table:table-cell office:value-type="float" office:value="0.292311924527081" calcext:value-type="float">
            <text:p>0,2923119245</text:p>
          </table:table-cell>
          <table:table-cell office:value-type="float" office:value="0.162362526080876" calcext:value-type="float">
            <text:p>0,1623625261</text:p>
          </table:table-cell>
          <table:table-cell office:value-type="string" calcext:value-type="string">
            <text:p>3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,081019349</text:p>
          </table:table-cell>
          <table:table-cell office:value-type="float" office:value="0.219169215334078" calcext:value-type="float">
            <text:p>0,2191692153</text:p>
          </table:table-cell>
          <table:table-cell office:value-type="float" office:value="0.115466627943413" calcext:value-type="float">
            <text:p>0,115466627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62277059254662" calcext:value-type="float">
            <text:p>0,0762277059</text:p>
          </table:table-cell>
          <table:table-cell office:value-type="float" office:value="0.213230415715973" calcext:value-type="float">
            <text:p>0,2132304157</text:p>
          </table:table-cell>
          <table:table-cell office:value-type="float" office:value="0.11031541618581" calcext:value-type="float">
            <text:p>0,1103154162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1863609110458" calcext:value-type="float">
            <text:p>0,1118636091</text:p>
          </table:table-cell>
          <table:table-cell office:value-type="float" office:value="0.294690680777384" calcext:value-type="float">
            <text:p>0,2946906808</text:p>
          </table:table-cell>
          <table:table-cell office:value-type="float" office:value="0.163608293909495" calcext:value-type="float">
            <text:p>0,1636082939</text:p>
          </table:table-cell>
          <table:table-cell office:value-type="string" calcext:value-type="string">
            <text:p>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08997310736682" calcext:value-type="float">
            <text:p>0,0808997311</text:p>
          </table:table-cell>
          <table:table-cell office:value-type="float" office:value="0.214185154619156" calcext:value-type="float">
            <text:p>0,2141851546</text:p>
          </table:table-cell>
          <table:table-cell office:value-type="float" office:value="0.11105676268505" calcext:value-type="float">
            <text:p>0,111056762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840464299097611" calcext:value-type="float">
            <text:p>0,0840464299</text:p>
          </table:table-cell>
          <table:table-cell office:value-type="float" office:value="0.222923442885577" calcext:value-type="float">
            <text:p>0,2229234429</text:p>
          </table:table-cell>
          <table:table-cell office:value-type="float" office:value="0.115680624871029" calcext:value-type="float">
            <text:p>0,115680624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619876215365" calcext:value-type="float">
            <text:p>0,1126198762</text:p>
          </table:table-cell>
          <table:table-cell office:value-type="float" office:value="0.296470702461285" calcext:value-type="float">
            <text:p>0,2964707025</text:p>
          </table:table-cell>
          <table:table-cell office:value-type="float" office:value="0.164555994588935" calcext:value-type="float">
            <text:p>0,1645559946</text:p>
          </table:table-cell>
          <table:table-cell office:value-type="string" calcext:value-type="string">
            <text:p>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23482005464333" calcext:value-type="float">
            <text:p>0,0823482005</text:p>
          </table:table-cell>
          <table:table-cell office:value-type="float" office:value="0.219654675793323" calcext:value-type="float">
            <text:p>0,2196546758</text:p>
          </table:table-cell>
          <table:table-cell office:value-type="float" office:value="0.114113861650986" calcext:value-type="float">
            <text:p>0,114113861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862391674407414" calcext:value-type="float">
            <text:p>0,0862391674</text:p>
          </table:table-cell>
          <table:table-cell office:value-type="float" office:value="0.227211676942246" calcext:value-type="float">
            <text:p>0,2272116769</text:p>
          </table:table-cell>
          <table:table-cell office:value-type="float" office:value="0.118378514708467" calcext:value-type="float">
            <text:p>0,1183785147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office:value-type="string" calcext:value-type="string">
            <text:p>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814438138636" calcext:value-type="float">
            <text:p>0,1128144381</text:p>
          </table:table-cell>
          <table:table-cell office:value-type="float" office:value="0.300597116364872" calcext:value-type="float">
            <text:p>0,3005971164</text:p>
          </table:table-cell>
          <table:table-cell office:value-type="float" office:value="0.168599007971386" calcext:value-type="float">
            <text:p>0,168599008</text:p>
          </table:table-cell>
          <table:table-cell office:value-type="string" calcext:value-type="string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155089337271" calcext:value-type="float">
            <text:p>0,1155089337</text:p>
          </table:table-cell>
          <table:table-cell office:value-type="float" office:value="0.307539200932084" calcext:value-type="float">
            <text:p>0,3075392009</text:p>
          </table:table-cell>
          <table:table-cell office:value-type="float" office:value="0.172405096183976" calcext:value-type="float">
            <text:p>0,172405096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912929355491781" calcext:value-type="float">
            <text:p>0,0912929355</text:p>
          </table:table-cell>
          <table:table-cell office:value-type="float" office:value="0.24439697719954" calcext:value-type="float">
            <text:p>0,2443969772</text:p>
          </table:table-cell>
          <table:table-cell office:value-type="float" office:value="0.131524040261993" calcext:value-type="float">
            <text:p>0,131524040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918878438624121" calcext:value-type="float">
            <text:p>0,0918878439</text:p>
          </table:table-cell>
          <table:table-cell office:value-type="float" office:value="0.248830849393984" calcext:value-type="float">
            <text:p>0,2488308494</text:p>
          </table:table-cell>
          <table:table-cell office:value-type="float" office:value="0.13385507822352" calcext:value-type="float">
            <text:p>0,1338550782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2</text:p>
          </table:table-cell>
          <table:table-cell office:value-type="string" calcext:value-type="string">
            <text:p>trained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23</text:p>
          </table:table-cell>
          <table:table-cell office:value-type="string" calcext:value-type="string">
            <text:p>training running on bt machine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33</text:p>
          </table:table-cell>
          <table:table-cell office:value-type="string" calcext:value-type="string">
            <text:p>Training running on bt machine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5925221195455" calcext:value-type="float">
            <text:p>0,1159252212</text:p>
          </table:table-cell>
          <table:table-cell office:value-type="float" office:value="0.308623395957733" calcext:value-type="float">
            <text:p>0,308623396</text:p>
          </table:table-cell>
          <table:table-cell office:value-type="float" office:value="0.173123514440971" calcext:value-type="float">
            <text:p>0,1731235144</text:p>
          </table:table-cell>
          <table:table-cell office:value-type="string" calcext:value-type="string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18457928913835" calcext:value-type="float">
            <text:p>0,1184579289</text:p>
          </table:table-cell>
          <table:table-cell office:value-type="float" office:value="0.314157645193132" calcext:value-type="float">
            <text:p>0,3141576452</text:p>
          </table:table-cell>
          <table:table-cell office:value-type="float" office:value="0.176471037808671" calcext:value-type="float">
            <text:p>0,17647103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,0997312215</text:p>
          </table:table-cell>
          <table:table-cell office:value-type="float" office:value="0.262342832176319" calcext:value-type="float">
            <text:p>0,2623428322</text:p>
          </table:table-cell>
          <table:table-cell office:value-type="float" office:value="0.143049303363573" calcext:value-type="float">
            <text:p>0,14304930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,1024093187</text:p>
          </table:table-cell>
          <table:table-cell office:value-type="float" office:value="0.2690260044986" calcext:value-type="float">
            <text:p>0,2690260045</text:p>
          </table:table-cell>
          <table:table-cell office:value-type="float" office:value="0.146931819050312" calcext:value-type="float">
            <text:p>0,146931819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12</text:p>
          </table:table-cell>
          <table:table-cell office:value-type="string" calcext:value-type="string">
            <text:p>training running on Kurt's machine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13"/>
        </table:table-row>
        <table:table-row table:style-name="ro1" table:number-rows-repeated="6">
          <table:table-cell table:number-columns-repeated="11"/>
          <table:table-cell table:style-name="Default"/>
          <table:table-cell/>
        </table:table-row>
        <table:table-row table:style-name="ro1" table:number-rows-repeated="104840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.00.0000</text:date>, <text:time style:data-style-name="N2" text:time-value="21:11:51.6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0T22:09:40.550000000</dc:date>
    <meta:editing-duration>P2DT19H33M38S</meta:editing-duration>
    <meta:editing-cycles>229</meta:editing-cycles>
    <meta:generator>LibreOffice/4.3.7.2$Windows_x86 LibreOffice_project/8a35821d8636a03b8bf4e15b48f59794652c68ba</meta:generator>
    <meta:document-statistic meta:table-count="8" meta:cell-count="2142" meta:object-count="0"/>
  </office:meta>
</office:document-meta>
</file>